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Georgia" fo:font-size="14pt" officeooo:rsid="0010b5f8" officeooo:paragraph-rsid="0010b5f8" style:font-size-asian="14pt" style:font-size-complex="14pt"/>
    </style:style>
    <style:style style:name="P2" style:family="paragraph" style:parent-style-name="Standard">
      <style:paragraph-properties fo:text-align="start" style:justify-single-word="false"/>
      <style:text-properties style:font-name="Georgia" fo:font-size="14pt" officeooo:rsid="0010b5f8" officeooo:paragraph-rsid="0010b5f8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ebruary 18, 2026</text:p>
      <text:p text:style-name="P1"/>
      <text:p text:style-name="P2">Dear Dad,</text:p>
      <text:p text:style-name="P2"/>
      <text:p text:style-name="P2"><text:tab/>Life doesn’t feel fair right now. I don’t know how else to put it really. It’s rather annoying. I wish I could make it all go away and simply make this life work out better than it currently is. But there doesn’t seem to be a way to get over this. Or through it. I suppose that’s just life maybe? Who really knows at this stage in the process.</text:p>
      <text:p text:style-name="P2"><text:tab/>Being here and trying to get by is difficult. But I’ve got nothing else to do about it, so that’s just life I guess. I mean what else can I do? Not much I’m afraid. I miss your wisdom dad. It always brought some sort of comfort to me. I could use that about now. But, well yeah. You know how that is. It’s just life that gets in the way I suppose.</text:p>
      <text:p text:style-name="P2"><text:tab/>What else can you do with life at this point in time? Not much I’m afraid.</text:p>
      <text:p text:style-name="P2"><text:tab/>So I’ll just keep on living life.</text:p>
      <text:p text:style-name="P2"/>
      <text:p text:style-name="P2">Love,</text:p>
      <text:p text:style-name="P2">Kyle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18T19:00:30.752791717</meta:creation-date>
    <dc:date>2026-02-18T19:10:02.396664217</dc:date>
    <meta:editing-duration>PT9M32S</meta:editing-duration>
    <meta:editing-cycles>1</meta:editing-cycles>
    <meta:document-statistic meta:table-count="0" meta:image-count="0" meta:object-count="0" meta:page-count="1" meta:paragraph-count="8" meta:word-count="172" meta:character-count="836" meta:non-whitespace-character-count="668"/>
    <meta:generator>LibreOffice/24.2.7.2$Linux_X86_64 LibreOffice_project/420$Build-2</meta:generator>
  </office:meta>
</office:document-meta>
</file>